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4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38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46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56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43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5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58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0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23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8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37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4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5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6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68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69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7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7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7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88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9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7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1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21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45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5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6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7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7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7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7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8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8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9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2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5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2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32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3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4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5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55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63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64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6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6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7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7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7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8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8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8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9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9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0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0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0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1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1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1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1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1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1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1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1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1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1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1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5T12:45:49.299593706</dc:date>
    <meta:editing-duration>P116DT19H11M31S</meta:editing-duration>
    <meta:editing-cycles>1942</meta:editing-cycles>
    <meta:generator>LibreOffice/7.3.7.2$Linux_X86_64 LibreOffice_project/30$Build-2</meta:generator>
    <dc:creator>James Petts</dc:creator>
    <meta:document-statistic meta:table-count="3" meta:cell-count="6292" meta:object-count="0"/>
  </office:meta>
</office:document-meta>
</file>